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P2" style:family="paragraph" style:parent-style-name="Standard">
      <style:text-properties officeooo:rsid="000b9dc1" officeooo:paragraph-rsid="000b9dc1"/>
    </style:style>
    <style:style style:name="P3" style:family="paragraph" style:parent-style-name="Text_20_body" style:list-style-name="L2"/>
    <style:style style:name="P4" style:family="paragraph" style:parent-style-name="Text_20_body">
      <style:text-properties officeooo:rsid="000b9dc1" officeooo:paragraph-rsid="000b9dc1"/>
    </style:style>
    <style:style style:name="P5" style:family="paragraph" style:parent-style-name="Text_20_body" style:list-style-name="L3"/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officeooo:paragraph-rsid="000bb474"/>
    </style:style>
    <style:style style:name="P9" style:family="paragraph" style:parent-style-name="Heading_20_2">
      <style:text-properties officeooo:rsid="000b9dc1" officeooo:paragraph-rsid="000b9dc1"/>
    </style:style>
    <style:style style:name="T1" style:family="text">
      <style:text-properties officeooo:rsid="00082e5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<text:span text:style-name="T1">2 Overview </text:span></text:p>
      <text:p text:style-name="P1"/>
      <text:p text:style-name="P4">LPCs vs RPCs </text:p>
      <text:list xml:id="list6006225702044017456" text:style-name="L2">
        <text:list-item>
          <text:p text:style-name="P6">Marshaling </text:p>
        </text:list-item>
        <text:list-item>
          <text:p text:style-name="P6">Serial Equivalence </text:p>
        </text:list-item>
        <text:list-item>
          <text:p text:style-name="P6">Pessimistic Concurrency Control </text:p>
        </text:list-item>
        <text:list-item>
          <text:p text:style-name="P6">Optimistic Concurrency Control </text:p>
        </text:list-item>
        <text:list-item>
          <text:p text:style-name="P6">Deadlocks and their detection/avoidance/prevention </text:p>
        </text:list-item>
        <text:list-item>
          <text:p text:style-name="P6">ACID Properties </text:p>
        </text:list-item>
        <text:list-item>
          <text:p text:style-name="P6">Nines Availability </text:p>
        </text:list-item>
        <text:list-item>
          <text:p text:style-name="P6">Active and Passive Replication </text:p>
        </text:list-item>
        <text:list-item>
          <text:p text:style-name="P3">Two-phase commit </text:p>
        </text:list-item>
      </text:list>
      <text:h text:style-name="P9" text:outline-level="2">Guiding Questions</text:h>
      <text:p text:style-name="Text_20_body">Develop your answers to the following guiding questions while completing the activities throughout the week.</text:p>
      <text:list xml:id="list2314467603655729658" text:style-name="L3">
        <text:list-item>
          <text:p text:style-name="P8">Does an RPC always cross machine boundaries? </text:p>
        </text:list-item>
        <text:list-item>
          <text:p text:style-name="P7">Why is marshaling needed at all? </text:p>
        </text:list-item>
        <text:list-item>
          <text:p text:style-name="P7">What are conflicting operations and how can you use them to detect serial equivalence among transactions? </text:p>
        </text:list-item>
        <text:list-item>
          <text:p text:style-name="P7">Is locking a form of pessimistic or optimistic concurrency control? </text:p>
        </text:list-item>
        <text:list-item>
          <text:p text:style-name="P7">Does Google docs use pessimistic or optimistic concurrency control? </text:p>
        </text:list-item>
        <text:list-item>
          <text:p text:style-name="P7">What is one way to prevent deadlocks among transactions? </text:p>
        </text:list-item>
        <text:list-item>
          <text:p text:style-name="P7">What does “three nines availability” really mean? </text:p>
        </text:list-item>
        <text:list-item>
          <text:p text:style-name="P5">Why is Two-phase commit preferable over One-phase commit?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09T15:11:39.732752549</dc:date>
    <meta:editing-duration>PT1M2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36" meta:character-count="890" meta:non-whitespace-character-count="772"/>
  </office:meta>
</office:document-meta>
</file>